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4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acket_20_list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100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cket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Apid 0x</text:p>
          </table:table-cell>
          <table:table-cell office:value-type="string" calcext:value-type="string">
            <text:p>Apid dec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File starts with 8 byte character string "KwanSync" followed immediately by a stream of packets. Each packet consists of an integer number of bytes, and each subsequent packet is 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HEX2DEC([.A2])" office:value-type="float" office:value="17" calcext:value-type="float">
            <text:p>17</text:p>
          </table:table-cell>
          <table:table-cell office:value-type="string" calcext:value-type="string">
            <text:p>sdInfo</text:p>
          </table:table-cell>
          <table:table-cell table:number-columns-repeated="4"/>
          <table:table-cell office:value-type="string" calcext:value-type="string">
            <text:p>appended to the preceding packet in the stream with no padding. Packets follow CCSDS conventions. All fields are unsigned integers of the appropriate number of bits unless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HEX2DEC([.A3])" office:value-type="float" office:value="21" calcext:value-type="float">
            <text:p>21</text:p>
          </table:table-cell>
          <table:table-cell office:value-type="string" calcext:value-type="string">
            <text:p>pktOverflow</text:p>
          </table:table-cell>
          <table:table-cell table:number-columns-repeated="4"/>
          <table:table-cell office:value-type="string" calcext:value-type="string">
            <text:p>marked "signed" in which case it is a signed two's complement integer of the appropriate length. All packets begin with a CCSDS primary header. Some packets contain a secondary header,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HEX2DEC([.A4])" office:value-type="float" office:value="20" calcext:value-type="float">
            <text:p>20</text:p>
          </table:table-cell>
          <table:table-cell office:value-type="string" calcext:value-type="string">
            <text:p>Vertical</text:p>
          </table:table-cell>
          <table:table-cell table:style-name="ce3"/>
          <table:table-cell table:number-columns-repeated="3"/>
          <table:table-cell office:value-type="string" calcext:value-type="string">
            <text:p>indicating the time at which the relevant data was taken. This field, TC, is in clock ticks on a clock with nominal frequency of 60.000MHz. The same clock is used for all packets.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HEX2DEC([.A5])"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4"/>
          <table:table-cell office:value-type="string" calcext:value-type="string">
            <text:p>TC counts up to 3,600,000,000 (3.6 billion) which is the number of ticks in 60 seconds, at which point it resets to zero. 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HEX2DEC([.A6])" office:value-type="float" office:value="19" calcext:value-type="float">
            <text:p>19</text:p>
          </table:table-cell>
          <table:table-cell office:value-type="string" calcext:value-type="string">
            <text:p>vb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formula="of:=HEX2DEC([.A7])" office:value-type="float" office:value="4" calcext:value-type="float">
            <text:p>4</text:p>
          </table:table-cell>
          <table:table-cell office:value-type="string" calcext:value-type="string">
            <text:p>com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A</text:p>
          </table:table-cell>
          <table:table-cell table:formula="of:=HEX2DEC([.A8])" office:value-type="float" office:value="10" calcext:value-type="float">
            <text:p>10</text:p>
          </table:table-cell>
          <table:table-cell office:value-type="string" calcext:value-type="string">
            <text:p>BMP</text:p>
          </table:table-cell>
          <table:table-cell table:number-columns-repeated="4"/>
          <table:table-cell office:value-type="string" calcext:value-type="string">
            <text:p>Bit position follows CCSDS convention, bit 0 is Msbi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8</text:p>
          </table:table-cell>
          <table:table-cell table:formula="of:=HEX2DEC([.A9])" office:value-type="float" office:value="8" calcext:value-type="float">
            <text:p>8</text:p>
          </table:table-cell>
          <table:table-cell office:value-type="string" calcext:value-type="string">
            <text:p>Dra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formula="of:=HEX2DEC([.A10])" office:value-type="float" office:value="3" calcext:value-type="float">
            <text:p>3</text:p>
          </table:table-cell>
          <table:table-cell office:value-type="string" calcext:value-type="string">
            <text:p>dump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HEX2DEC([.A11])" office:value-type="float" office:value="18" calcext:value-type="float">
            <text:p>18</text:p>
          </table:table-cell>
          <table:table-cell office:value-type="string" calcext:value-type="string">
            <text:p>sdinf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F</text:p>
          </table:table-cell>
          <table:table-cell table:formula="of:=HEX2DEC([.A12])" office:value-type="float" office:value="15" calcext:value-type="float">
            <text:p>15</text:p>
          </table:table-cell>
          <table:table-cell office:value-type="string" calcext:value-type="string">
            <text:p>MPUconf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E</text:p>
          </table:table-cell>
          <table:table-cell table:formula="of:=HEX2DEC([.A13])" office:value-type="float" office:value="14" calcext:value-type="float">
            <text:p>14</text:p>
          </table:table-cell>
          <table:table-cell office:value-type="string" calcext:value-type="string">
            <text:p>HMCconf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D</text:p>
          </table:table-cell>
          <table:table-cell table:formula="of:=HEX2DEC([.A14])" office:value-type="float" office:value="13" calcext:value-type="float">
            <text:p>13</text:p>
          </table:table-cell>
          <table:table-cell office:value-type="string" calcext:value-type="string">
            <text:p>AD799xconf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formula="of:=HEX2DEC([.A15])" office:value-type="float" office:value="2" calcext:value-type="float">
            <text:p>2</text:p>
          </table:table-cell>
          <table:table-cell office:value-type="string" calcext:value-type="string">
            <text:p>BMPC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C</text:p>
          </table:table-cell>
          <table:table-cell table:formula="of:=HEX2DEC([.A16])" office:value-type="float" office:value="12" calcext:value-type="float">
            <text:p>12</text:p>
          </table:table-cell>
          <table:table-cell office:value-type="string" calcext:value-type="string">
            <text:p>Version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HEX2DEC([.A17])" office:value-type="float" office:value="22" calcext:value-type="float">
            <text:p>22</text:p>
          </table:table-cell>
          <table:table-cell office:value-type="string" calcext:value-type="string">
            <text:p>P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SDS Primary 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bit 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Hd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Fla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Rocketometer secondary 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bit 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C is as described above.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0x002 - BMP180 Calibration coefficients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See the BMP180 data sheet for interpretation of these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2</text:p>
          </table:table-cell>
          <table:table-cell table:formula="of:=[.B34]+[.D34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3</text:p>
          </table:table-cell>
          <table:table-cell table:formula="of:=[.B35]+[.D35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4</text:p>
          </table:table-cell>
          <table:table-cell table:formula="of:=[.B36]+[.D36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5</text:p>
          </table:table-cell>
          <table:table-cell table:formula="of:=[.B37]+[.D37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6</text:p>
          </table:table-cell>
          <table:table-cell table:formula="of:=[.B38]+[.D38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</text:p>
          </table:table-cell>
          <table:table-cell table:formula="of:=[.B39]+[.D39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table:formula="of:=[.B40]+[.D40]/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b</text:p>
          </table:table-cell>
          <table:table-cell table:formula="of:=[.B41]+[.D41]/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</text:p>
          </table:table-cell>
          <table:table-cell table:formula="of:=[.B42]+[.D42]/8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</text:p>
          </table:table-cell>
          <table:table-cell table:formula="of:=[.B43]+[.D43]/8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44]+[.D44]/8-7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3 - Source code dump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2"/>
          <table:table-cell office:value-type="string" calcext:value-type="string">
            <text:p>Concatenate all bytes from the dump field of all dump packets in order (offset will help to keep them in order, but the code can't produce them out of order)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The result is a TAR file compressed with zpaq. This file contains all of the source code, including makefiles, as well as the GCC version of the compiler I us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m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x(length-7-1)</text:p>
          </table:table-cell>
          <table:table-cell table:number-columns-repeated="3"/>
          <table:table-cell office:value-type="string" calcext:value-type="string">
            <text:p>and the .brd and .sch of the hardware in Eagle format, and a bill-of-materials list which can be dropped straight into the Digikey BOM importer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4 - Magnetometer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x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/>
          <table:table-cell office:value-type="string" calcext:value-type="string">
            <text:p>Note order, xzy, not xyz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z</text:p>
          </table:table-cell>
          <table:table-cell table:formula="of:=[.B55]+[.D55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</text:p>
          </table:table-cell>
          <table:table-cell table:formula="of:=[.B56]+[.D56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57]+[.D57]/8-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8 - SD Drain ti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62]+[.D62]/8-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A - BMP180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_ra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sensor temperature 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_raw</text:p>
          </table:table-cell>
          <table:table-cell table:formula="of:=[.B67]+[.D67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sensor pressure 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C</text:p>
          </table:table-cell>
          <table:table-cell table:formula="of:=[.B68]+[.D68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Calibrated temperature in degC*10 (IE 37.2degC=37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_Pa</text:p>
          </table:table-cell>
          <table:table-cell table:formula="of:=[.B69]+[.D69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librated pressure in Pa (1atm=101325P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</text:p>
          </table:table-cell>
          <table:table-cell table:formula="of:=[.B70]+[.D70]/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that readout was 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71]+[.D71]/8-7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C - Version inform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 type</text:p>
          </table:table-cell>
          <table:table-cell table:formula="of:=IF([.F74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w type is 2, for Rocketometer. Other parts I design will have different values her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w Serial</text:p>
          </table:table-cell>
          <table:table-cell table:formula="of:=[.B76]+[.D76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rial number of the individual devic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CR</text:p>
          </table:table-cell>
          <table:table-cell table:formula="of:=[.B77]+[.D77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e the LPC2148 user guide for interpretation of these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TIM</text:p>
          </table:table-cell>
          <table:table-cell table:formula="of:=[.B78]+[.D78]/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L0STAT</text:p>
          </table:table-cell>
          <table:table-cell table:formula="of:=[.B79]+[.D79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PDIV</text:p>
          </table:table-cell>
          <table:table-cell table:formula="of:=[.B80]+[.D80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SC</text:p>
          </table:table-cell>
          <table:table-cell table:formula="of:=[.B81]+[.D81]/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K</text:p>
          </table:table-cell>
          <table:table-cell table:formula="of:=[.B82]+[.D82]/8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LK</text:p>
          </table:table-cell>
          <table:table-cell table:formula="of:=[.B83]+[.D83]/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INT</text:p>
          </table:table-cell>
          <table:table-cell table:formula="of:=[.B84]+[.D84]/8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FRAC</text:p>
          </table:table-cell>
          <table:table-cell table:formula="of:=[.B85]+[.D85]/8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R</text:p>
          </table:table-cell>
          <table:table-cell table:formula="of:=[.B86]+[.D86]/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 string</text:p>
          </table:table-cell>
          <table:table-cell table:formula="of:=[.B87]+[.D87]/8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D - AD799x configur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ress</text:p>
          </table:table-cell>
          <table:table-cell table:formula="of:=IF([.F91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2C address of the p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nel mask</text:p>
          </table:table-cell>
          <table:table-cell table:formula="of:=[.B93]+[.C93]/8+[.D93]/8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 channels</text:p>
          </table:table-cell>
          <table:table-cell table:formula="of:=[.B94]+[.C94]/8+[.D94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ed</text:p>
          </table:table-cell>
          <table:table-cell table:formula="of:=[.B95]+[.C95]/8+[.D95]/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96]+[.D96]/8-7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E - HMC5883 Configur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0</text:p>
          </table:table-cell>
          <table:table-cell table:formula="of:=IF([.F99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e the HMC5883 datasheet for interpretation of these fie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1</text:p>
          </table:table-cell>
          <table:table-cell table:formula="of:=[.B101]+[.D101]/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2</text:p>
          </table:table-cell>
          <table:table-cell table:formula="of:=[.B102]+[.D102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9</text:p>
          </table:table-cell>
          <table:table-cell table:formula="of:=[.B103]+[.D103]/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10</text:p>
          </table:table-cell>
          <table:table-cell table:formula="of:=[.B104]+[.D104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11</text:p>
          </table:table-cell>
          <table:table-cell table:formula="of:=[.B105]+[.D105]/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12</text:p>
          </table:table-cell>
          <table:table-cell table:formula="of:=[.B106]+[.D106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07]+[.D107]/8-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F - MPU6050 Configur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 Addr</text:p>
          </table:table-cell>
          <table:table-cell table:formula="of:=IF([.F110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0D</text:p>
          </table:table-cell>
          <table:table-cell table:formula="of:=[.B112]+[.D112]/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e the MPU6050 register map for interpretation of these fie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0x0E</text:p>
          </table:table-cell>
          <table:table-cell table:formula="of:=[.B113]+[.D113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0F</text:p>
          </table:table-cell>
          <table:table-cell table:formula="of:=[.B114]+[.D114]/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0</text:p>
          </table:table-cell>
          <table:table-cell table:formula="of:=[.B115]+[.D115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9</text:p>
          </table:table-cell>
          <table:table-cell table:formula="of:=[.B116]+[.D116]/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A</text:p>
          </table:table-cell>
          <table:table-cell table:formula="of:=[.B117]+[.D117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B</text:p>
          </table:table-cell>
          <table:table-cell table:formula="of:=[.B118]+[.D118]/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C</text:p>
          </table:table-cell>
          <table:table-cell table:formula="of:=[.B119]+[.D119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F</text:p>
          </table:table-cell>
          <table:table-cell table:formula="of:=[.B120]+[.D120]/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37</text:p>
          </table:table-cell>
          <table:table-cell table:formula="of:=[.B121]+[.D121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38</text:p>
          </table:table-cell>
          <table:table-cell table:formula="of:=[.B122]+[.D122]/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6B</text:p>
          </table:table-cell>
          <table:table-cell table:formula="of:=[.B123]+[.D123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75</text:p>
          </table:table-cell>
          <table:table-cell table:formula="of:=[.B124]+[.D124]/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25]+[.D125]/8-7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0 - Fast sensor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table:formula="of:=IF([.F128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X acceler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</text:p>
          </table:table-cell>
          <table:table-cell table:formula="of:=FLOOR([.B130]+[.C130]/8+[.D130]/8;1;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Y acceler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z</text:p>
          </table:table-cell>
          <table:table-cell table:formula="of:=FLOOR([.B131]+[.C131]/8+[.D131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Z acceler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x</text:p>
          </table:table-cell>
          <table:table-cell table:formula="of:=FLOOR([.B132]+[.C132]/8+[.D132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X rot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y</text:p>
          </table:table-cell>
          <table:table-cell table:formula="of:=FLOOR([.B133]+[.C133]/8+[.D133]/8;1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Y rot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z</text:p>
          </table:table-cell>
          <table:table-cell table:formula="of:=FLOOR([.B134]+[.C134]/8+[.D134]/8;1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Z rot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</text:p>
          </table:table-cell>
          <table:table-cell table:formula="of:=FLOOR([.B135]+[.C135]/8+[.D135]/8;1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die temperature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x channel ID</text:p>
          </table:table-cell>
          <table:table-cell table:formula="of:=FLOOR([.B136]+[.C136]/8+[.D136]/8;1;1)"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ach channel of the AD799x part has a 16-bit register with the highest two bits set to zero, the next two indicating the channe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x data</text:p>
          </table:table-cell>
          <table:table-cell table:formula="of:=FLOOR([.B137]+[.C137]/8+[.D137]/8;1;1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d the last 12 carrying the actual data in unsigned format. The data in the packet exactly reflects the data read from the pa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 channel id</text:p>
          </table:table-cell>
          <table:table-cell table:formula="of:=FLOOR([.B138]+[.C138]/8+[.D138]/8;1;1)"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 data</text:p>
          </table:table-cell>
          <table:table-cell table:formula="of:=FLOOR([.B139]+[.C139]/8+[.D139]/8;1;1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z channel id</text:p>
          </table:table-cell>
          <table:table-cell table:formula="of:=FLOOR([.B140]+[.C140]/8+[.D140]/8;1;1)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z data</text:p>
          </table:table-cell>
          <table:table-cell table:formula="of:=FLOOR([.B141]+[.C141]/8+[.D141]/8;1;1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w channel id</text:p>
          </table:table-cell>
          <table:table-cell table:formula="of:=FLOOR([.B142]+[.C142]/8+[.D142]/8;1;1)"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w data</text:p>
          </table:table-cell>
          <table:table-cell table:formula="of:=FLOOR([.B143]+[.C143]/8+[.D143]/8;1;1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</text:p>
          </table:table-cell>
          <table:table-cell table:formula="of:=FLOOR([.B144]+[.C144]/8+[.D144]/8;1;1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that the readout was completed. TC0 is the time that the readout was started. This does not include the time it takes to write the packe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45]+[.D145]/8-7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1 - SD usage infor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ck[x]</text:p>
          </table:table-cell>
          <table:table-cell office:value-type="string" calcext:value-type="string">
            <text:p>6+x*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[x]</text:p>
          </table:table-cell>
          <table:table-cell office:value-type="string" calcext:value-type="string">
            <text:p>10+x*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his is TC as usual but the lower 4 bits are from other 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/#read</text:p>
          </table:table-cell>
          <table:table-cell office:value-type="string" calcext:value-type="string">
            <text:p>13+x*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4 bit field, 0=read, 1=wr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2 - SD card inform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r</text:p>
          </table:table-cell>
          <table:table-cell table:formula="of:=IF([.F155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elds are as described in the SD card spec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M</text:p>
          </table:table-cell>
          <table:table-cell table:formula="of:=FLOOR([.B157]+[.C157]/8+[.D157]/8;1;1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table:formula="of:=FLOOR([.B158]+[.C158]/8+[.D158]/8;1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on</text:p>
          </table:table-cell>
          <table:table-cell table:formula="of:=FLOOR([.B159]+[.C159]/8+[.D159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al</text:p>
          </table:table-cell>
          <table:table-cell table:formula="of:=FLOOR([.B160]+[.C160]/8+[.D160]/8;1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fg_year</text:p>
          </table:table-cell>
          <table:table-cell table:formula="of:=FLOOR([.B161]+[.C161]/8+[.D161]/8;1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fg_month</text:p>
          </table:table-cell>
          <table:table-cell table:formula="of:=FLOOR([.B162]+[.C162]/8+[.D162]/8;1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</text:p>
          </table:table-cell>
          <table:table-cell table:formula="of:=FLOOR([.B163]+[.C163]/8+[.D163]/8;1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_copy</text:p>
          </table:table-cell>
          <table:table-cell table:formula="of:=FLOOR([.B164]+[.C164]/8+[.D164]/8;1;1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_wp</text:p>
          </table:table-cell>
          <table:table-cell table:formula="of:=FLOOR([.B165]+[.C165]/8+[.D165]/8;1;1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_wp_temp</text:p>
          </table:table-cell>
          <table:table-cell table:formula="of:=FLOOR([.B166]+[.C166]/8+[.D166]/8;1;1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t</text:p>
          </table:table-cell>
          <table:table-cell table:formula="of:=FLOOR([.B167]+[.C167]/8+[.D167]/8;1;1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68]+[.D168]/8-7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3 - Vbus power pres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_vbus</text:p>
          </table:table-cell>
          <table:table-cell table:formula="of:=IF([.F171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is packet should only be created when the external power state changes, and gives precise timing of that chan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_vbus</text:p>
          </table:table-cell>
          <table:table-cell table:formula="of:=FLOOR([.B173]+[.C173]/8+[.D173]/8;1;1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74]+[.D174]/8-7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4 - Vertic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 vert?</text:p>
          </table:table-cell>
          <table:table-cell table:formula="of:=IF([.F177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time</text:p>
          </table:table-cell>
          <table:table-cell table:formula="of:=FLOOR([.B179]+[.C179]/8+[.D179]/8;1;1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in integer seconds from when device was last powered up/reset to when the device had the indicated vertic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Timeout</text:p>
          </table:table-cell>
          <table:table-cell table:formula="of:=FLOOR([.B180]+[.C180]/8+[.D180]/8;1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in same scale at uptime when vertical setting will time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81]+[.D181]/8-7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5 - Packet buffer over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 count</text:p>
          </table:table-cell>
          <table:table-cell table:formula="of:=IF([.F184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86]+[.D186]/8-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6 – P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office:value-type="string" calcext:value-type="string">
            <text:p>TC is that of last time that the PPS signal was noticed to be d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Prev</text:p>
          </table:table-cell>
          <table:table-cell table:formula="of:=IF([.F189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C of first time PPS signal was noticed to be up – true PPS is somewhere in betw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91]+[.D191]/8-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7 – Z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daHMS</text:p>
          </table:table-cell>
          <table:table-cell table:formula="of:=IF([.F194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our, minute, second, subsecond (usually millisecon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Scale</text:p>
          </table:table-cell>
          <table:table-cell table:formula="of:=FLOOR([.B196]+[.C196]/8+[.D196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ber of digits of zdaHMS which are to right of decimal point (divide zdaHMS by 10^Scale to get true HM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DD</text:p>
          </table:table-cell>
          <table:table-cell table:formula="of:=FLOOR([.B197]+[.C197]/8+[.D197]/8;1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y of mo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MM</text:p>
          </table:table-cell>
          <table:table-cell table:formula="of:=FLOOR([.B198]+[.C198]/8+[.D198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th of y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YY</text:p>
          </table:table-cell>
          <table:table-cell table:formula="of:=FLOOR([.B199]+[.C199]/8+[.D199]/8;1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ar-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00]+[.D200]/8-7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8 – G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gaHMS</text:p>
          </table:table-cell>
          <table:table-cell table:formula="of:=IF([.F202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our, minute, sec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gaLat</text:p>
          </table:table-cell>
          <table:table-cell table:formula="of:=IF([.F203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titude * 10^7 d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gaLon</text:p>
          </table:table-cell>
          <table:table-cell table:formula="of:=FLOOR([.B206]+[.C206]/8+[.D206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ngitude * 10^7 d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gaAlt</text:p>
          </table:table-cell>
          <table:table-cell table:formula="of:=FLOOR([.B207]+[.C207]/8+[.D207]/8;1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ltitude, 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gaAltScale</text:p>
          </table:table-cell>
          <table:table-cell table:formula="of:=FLOOR([.B208]+[.C208]/8+[.D208]/8;1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le factor of altitude, true altitude is ggaAlt / 10^altSc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09]+[.D209]/8-7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9 – RM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mcHMS</text:p>
          </table:table-cell>
          <table:table-cell table:formula="of:=IF([.F211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Hour, minute, sec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Lat</text:p>
          </table:table-cell>
          <table:table-cell table:formula="of:=IF([.F212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Latitude * 10^7 d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Lon</text:p>
          </table:table-cell>
          <table:table-cell table:formula="of:=FLOOR([.B215]+[.C215]/8+[.D215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Longitude * 10^7 d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Spd</text:p>
          </table:table-cell>
          <table:table-cell table:formula="of:=FLOOR([.B216]+[.C216]/8+[.D216]/8;1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Speed, kno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SpdScale</text:p>
          </table:table-cell>
          <table:table-cell table:formula="of:=FLOOR([.B217]+[.C217]/8+[.D217]/8;1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Scale factor of sp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Hdg</text:p>
          </table:table-cell>
          <table:table-cell table:formula="of:=FLOOR([.B218]+[.C218]/8+[.D218]/8;1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True heading, d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HdgScale</text:p>
          </table:table-cell>
          <table:table-cell table:formula="of:=FLOOR([.B219]+[.C219]/8+[.D219]/8;1;1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Scale factor of hea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mcDMY</text:p>
          </table:table-cell>
          <table:table-cell table:formula="of:=FLOOR([.B220]+[.C220]/8+[.D220]/8;1;1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Day, month, 2-digit y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21]+[.D221]/8-7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A – NM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MEA data</text:p>
          </table:table-cell>
          <table:table-cell table:formula="of:=IF([.F224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</text:p>
          </table:table-cell>
          <table:table-cell/>
          <table:table-cell office:value-type="string" calcext:value-type="string">
            <text:p>Raw NMEA data as received, marked every time a $ comes acro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0 – Gyro Config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ami</text:p>
          </table:table-cell>
          <table:table-cell table:formula="of:=IF([.F229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hould be 0xD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1</text:p>
          </table:table-cell>
          <table:table-cell table:formula="of:=FLOOR([.B231]+[.C231]/8+[.D231]/8;1;1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1 (See L3G4200D docs for detail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2</text:p>
          </table:table-cell>
          <table:table-cell table:formula="of:=FLOOR([.B232]+[.C232]/8+[.D232]/8;1;1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3</text:p>
          </table:table-cell>
          <table:table-cell table:formula="of:=FLOOR([.B233]+[.C233]/8+[.D233]/8;1;1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4</text:p>
          </table:table-cell>
          <table:table-cell table:formula="of:=FLOOR([.B234]+[.C234]/8+[.D234]/8;1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5</text:p>
          </table:table-cell>
          <table:table-cell table:formula="of:=FLOOR([.B235]+[.C235]/8+[.D235]/8;1;1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36]+[.D236]/8-7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1 – Gyro read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x</text:p>
          </table:table-cell>
          <table:table-cell table:formula="of:=IF([.F239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gyro X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</text:p>
          </table:table-cell>
          <table:table-cell table:formula="of:=FLOOR([.B241]+[.C241]/8+[.D241]/8;1;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gyro Y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z</text:p>
          </table:table-cell>
          <table:table-cell table:formula="of:=FLOOR([.B242]+[.C242]/8+[.D242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gyro Z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</text:p>
          </table:table-cell>
          <table:table-cell table:formula="of:=FLOOR([.B243]+[.C243]/8+[.D243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w readout of the gyro temperature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us</text:p>
          </table:table-cell>
          <table:table-cell table:formula="of:=FLOOR([.B244]+[.C244]/8+[.D244]/8;1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TUS_REG 0x027 (see L3G4200D docs for detail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</text:p>
          </table:table-cell>
          <table:table-cell table:formula="of:=FLOOR([.B245]+[.C245]/8+[.D245]/8;1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that the readout was completed. TC0 is the time that the readout was started. This does not include the time it takes to write the packe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46]+[.D246]/8-7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1048316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'Packet list'.$A$1" table:expression="HEX2DEC(#REF!)"/>
        <table:named-expression table:name="__shared_1_0_1" table:base-cell-address="$'Packet list'.$A$1" table:expression="#REF!+#REF!/8"/>
        <table:named-expression table:name="__shared_1_0_10" table:base-cell-address="$'Packet list'.$A$1" table:expression="FLOOR(#REF!+#REF!/8+#REF!/8;1;1)"/>
        <table:named-expression table:name="__shared_1_0_11" table:base-cell-address="$'Packet list'.$A$1" table:expression="FLOOR(#REF!+#REF!/8+#REF!/8;1;1)"/>
        <table:named-expression table:name="__shared_1_0_12" table:base-cell-address="$'Packet list'.$A$1" table:expression="FLOOR(#REF!+#REF!/8+#REF!/8;1;1)"/>
        <table:named-expression table:name="__shared_1_0_2" table:base-cell-address="$'Packet list'.$A$1" table:expression="#REF!+#REF!/8"/>
        <table:named-expression table:name="__shared_1_0_3" table:base-cell-address="$'Packet list'.$A$1" table:expression="#REF!+#REF!/8"/>
        <table:named-expression table:name="__shared_1_0_4" table:base-cell-address="$'Packet list'.$A$1" table:expression="#REF!+#REF!/8"/>
        <table:named-expression table:name="__shared_1_0_5" table:base-cell-address="$'Packet list'.$A$1" table:expression="#REF!+#REF!/8"/>
        <table:named-expression table:name="__shared_1_0_6" table:base-cell-address="$'Packet list'.$A$1" table:expression="FLOOR(#REF!+#REF!/8+#REF!/8;1;1)"/>
        <table:named-expression table:name="__shared_1_0_7" table:base-cell-address="$'Packet list'.$A$1" table:expression="FLOOR(#REF!+#REF!/8+#REF!/8;1;1)"/>
        <table:named-expression table:name="__shared_1_0_8" table:base-cell-address="$'Packet list'.$A$1" table:expression="FLOOR(#REF!+#REF!/8+#REF!/8;1;1)"/>
        <table:named-expression table:name="__shared_1_0_9" table:base-cell-address="$'Packet list'.$A$1" table:expression="FLOOR(#REF!+#REF!/8+#REF!/8;1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 style:data-style-name="N2" text:time-value="0000-00-00T00:00:01.687411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et_20_list" style:display-name="PageStyle_Packe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sen</meta:initial-creator>
    <meta:creation-date>2013-10-18T16:22:04</meta:creation-date>
    <dc:date>2014-06-14T08:26:01.147205750</dc:date>
    <meta:generator>LibreOffice/4.1.3.2$Linux_X86_64 LibreOffice_project/410m0$Build-2</meta:generator>
    <meta:editing-duration>P0D</meta:editing-duration>
    <meta:editing-cycles>2</meta:editing-cycles>
    <meta:document-statistic meta:table-count="1" meta:cell-count="899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